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-*- Mode:C++; c-file-style:"gnu"; indent-tabs-mode:nil; -*- */ </text:p>
      <text:p text:style-name="Standard"/>
      <text:p text:style-name="Standard">/* </text:p>
      <text:p text:style-name="Standard"/>
      <text:p text:style-name="Standard">* Copyright (c) 2011 UPB </text:p>
      <text:p text:style-name="Standard"/>
      <text:p text:style-name="Standard">* Copyright (c) 2017 NITK Surathkal * </text:p>
      <text:p text:style-name="Standard"/>
      <text:p text:style-name="Standard">* This program is free software; you can redistribute it and/or modify * it under the terms of the GNU General Public License version 2 as * published by the Free Software Foundation; * </text:p>
      <text:p text:style-name="Standard"/>
      <text:p text:style-name="Standard">* This program is distributed in the hope that it will be useful, * but WITHOUT ANY WARRANTY; without even the implied warranty of * MERCHANTABILITY or FITNESS FOR A PARTICULAR PURPOSE. See the * GNU General Public License for more details. * </text:p>
      <text:p text:style-name="Standard"/>
      <text:p text:style-name="Standard">* You should have received a copy of the GNU General Public License * along with this program; if not, write to the Free Software * Foundation, Inc., 59 Temple Place, Suite 330, Boston, MA 02111-1307 USA </text:p>
      <text:p text:style-name="Standard"/>
      <text:p text:style-name="Standard">* </text:p>
      <text:p text:style-name="Standard"/>
      <text:p text:style-name="Standard">* <text:s/></text:p>
      <text:p text:style-name="Standard"/>
      <text:p text:style-name="Standard">* </text:p>
      <text:p text:style-name="Standard"/>
      <text:p text:style-name="Standard">*/ </text:p>
      <text:p text:style-name="Standard"/>
      <text:p text:style-name="Standard">/* </text:p>
      <text:p text:style-name="Standard"/>
      <text:p text:style-name="Standard">* Network layout: * </text:p>
      <text:p text:style-name="Standard"/>
      <text:p text:style-name="Standard">* R0 is a DHCP server. The DHCP server announced R1 as the default router. * Nodes N1 will send UDP Echo packets to node A. * </text:p>
      <text:p text:style-name="Standard"/>
      <text:p text:style-name="Standard">* </text:p>
      <text:p text:style-name="Standard"/>
      <text:p text:style-name="Standard">* ┌-------------------------------------------------┐ </text:p>
      <text:p text:style-name="Standard"/>
      <text:p text:style-name="Standard">* | DHCP Clients | * | 172.30.0.14 | * | DHCP static | * | ┌──────┐ ┌──────┐ ┌──────┐ | </text:p>
      <text:p text:style-name="Standard"/>
      <text:p text:style-name="Standard">* | │ N0 │ │ N1 │ │ N2 │ | ┌──────┐ </text:p>
      <text:p text:style-name="Standard"/>
      <text:p text:style-name="Standard">* | └──────┘ └──────┘ └──────┘ | ┌────│ A │ </text:p>
      <text:p text:style-name="Standard"/>
      <text:p text:style-name="Standard">* | │ │ │ | │ └──────┘ </text:p>
      <text:p text:style-name="Standard"/>
      <text:p text:style-name="Standard">* └-------│--------------│---------------│----------┘ │ 172.30.1.2 </text:p>
      <text:p text:style-name="Standard"/>
      <text:p text:style-name="Standard">* DHCP Server │ │ │ │ </text:p>
      <text:p text:style-name="Standard"/>
      <text:p text:style-name="Standard">* ┌──────┐ │ │ │ ┌──────┐ │ </text:p>
      <text:p text:style-name="Standard"><text:soft-page-break/></text:p>
      <text:p text:style-name="Standard">* │ R0 │────────┴──────────────┴───────────────┴──────│ R1 │────┘ </text:p>
      <text:p text:style-name="Standard"/>
      <text:p text:style-name="Standard">* └──────┘ └──────┘172.30.1.1 </text:p>
      <text:p text:style-name="Standard"/>
      <text:p text:style-name="Standard">* 172.30.0.12 172.30.0.17 </text:p>
      <text:p text:style-name="Standard"/>
      <text:p text:style-name="Standard">* </text:p>
      <text:p text:style-name="Standard"/>
      <text:p text:style-name="Standard">* Things to notice: * 1) The routes in A are manually set to have R1 as the default router, * just because using a dynamic outing in this example is an overkill. * 2) R1's address is set statically though the DHCP server helper interface. * This is useful to prevent address conflicts with the dynamic pool. * Not necessary if the DHCP pool is not conflicting with static addresses. * 3) N2 has a dynamically-assigned, static address (i.e., a fixed address assigned via DHCP). * </text:p>
      <text:p text:style-name="Standard"/>
      <text:p text:style-name="Standard">*/ </text:p>
      <text:p text:style-name="Standard"/>
      <text:p text:style-name="Standard">#include "ns3/core-module.h" <text:s/></text:p>
      <text:p text:style-name="Standard">#include "ns3/internet-apps-module.h" <text:s/></text:p>
      <text:p text:style-name="Standard">#include "ns3/csma-module.h" <text:s/></text:p>
      <text:p text:style-name="Standard">#include "ns3/internet-module.h" <text:s/></text:p>
      <text:p text:style-name="Standard">#include "ns3/point-to-point-module.h" <text:s/></text:p>
      <text:p text:style-name="Standard">#include "ns3/applications-module.h" <text:s/></text:p>
      <text:p text:style-name="P1">#include "ns3/netanim-module.h"</text:p>
      <text:p text:style-name="P1">#include "ns3/mobility-module.h"</text:p>
      <text:p text:style-name="Standard"/>
      <text:p text:style-name="Standard">using namespace ns3; </text:p>
      <text:p text:style-name="Standard"/>
      <text:p text:style-name="Standard">NS_LOG_COMPONENT_DEFINE ("DhcpExample"); </text:p>
      <text:p text:style-name="Standard"/>
      <text:p text:style-name="Standard">int </text:p>
      <text:p text:style-name="Standard"/>
      <text:p text:style-name="Standard">main (int argc, char *argv[]) </text:p>
      <text:p text:style-name="Standard"/>
      <text:p text:style-name="Standard">{ </text:p>
      <text:p text:style-name="Standard"/>
      <text:p text:style-name="Standard">CommandLine cmd (__FILE__); </text:p>
      <text:p text:style-name="Standard"/>
      <text:p text:style-name="Standard">bool verbose = false; </text:p>
      <text:p text:style-name="Standard"/>
      <text:p text:style-name="Standard">bool tracing = false; </text:p>
      <text:p text:style-name="Standard"/>
      <text:p text:style-name="Standard">cmd.AddValue ("verbose", "turn on the logs", verbose); </text:p>
      <text:p text:style-name="Standard"/>
      <text:p text:style-name="Standard">cmd.AddValue ("tracing", "turn on the tracing", tracing); </text:p>
      <text:p text:style-name="Standard"/>
      <text:p text:style-name="Standard">cmd.Parse (argc, argv); </text:p>
      <text:p text:style-name="Standard"/>
      <text:p text:style-name="Standard">// GlobalValue::Bind ("ChecksumEnabled", BooleanValue (true)); </text:p>
      <text:p text:style-name="Standard"/>
      <text:p text:style-name="Standard">if (verbose) </text:p>
      <text:p text:style-name="Standard"><text:soft-page-break/></text:p>
      <text:p text:style-name="Standard">{ </text:p>
      <text:p text:style-name="Standard"/>
      <text:p text:style-name="Standard">LogComponentEnable ("DhcpServer", LOG_LEVEL_ALL); </text:p>
      <text:p text:style-name="Standard"/>
      <text:p text:style-name="Standard">LogComponentEnable ("DhcpClient", LOG_LEVEL_ALL); </text:p>
      <text:p text:style-name="Standard"/>
      <text:p text:style-name="Standard">LogComponentEnable ("UdpEchoServerApplication", LOG_LEVEL_INFO); </text:p>
      <text:p text:style-name="Standard"/>
      <text:p text:style-name="Standard">LogComponentEnable ("UdpEchoClientApplication", LOG_LEVEL_INFO); </text:p>
      <text:p text:style-name="Standard"/>
      <text:p text:style-name="Standard">} </text:p>
      <text:p text:style-name="Standard"/>
      <text:p text:style-name="Standard">Time stopTime = Seconds (20); </text:p>
      <text:p text:style-name="Standard"/>
      <text:p text:style-name="Standard">NS_LOG_INFO ("Create nodes."); </text:p>
      <text:p text:style-name="Standard"/>
      <text:p text:style-name="Standard">NodeContainer nodes; </text:p>
      <text:p text:style-name="Standard"/>
      <text:p text:style-name="Standard">NodeContainer router; </text:p>
      <text:p text:style-name="Standard"/>
      <text:p text:style-name="Standard">nodes.Create (3); </text:p>
      <text:p text:style-name="Standard"/>
      <text:p text:style-name="Standard">router.Create (2); </text:p>
      <text:p text:style-name="Standard"/>
      <text:p text:style-name="Standard">NodeContainer net (nodes, router); </text:p>
      <text:p text:style-name="Standard"/>
      <text:p text:style-name="Standard">NS_LOG_INFO ("Create channels."); </text:p>
      <text:p text:style-name="Standard"/>
      <text:p text:style-name="Standard">CsmaHelper csma; </text:p>
      <text:p text:style-name="Standard"/>
      <text:p text:style-name="Standard">csma.SetChannelAttribute ("DataRate", StringValue ("5Mbps")); </text:p>
      <text:p text:style-name="Standard"/>
      <text:p text:style-name="Standard">csma.SetChannelAttribute ("Delay", StringValue ("2ms")); </text:p>
      <text:p text:style-name="Standard"/>
      <text:p text:style-name="Standard">csma.SetDeviceAttribute ("Mtu", UintegerValue (1500)); </text:p>
      <text:p text:style-name="Standard"/>
      <text:p text:style-name="Standard">NetDeviceContainer devNet = csma.Install (net); </text:p>
      <text:p text:style-name="Standard"/>
      <text:p text:style-name="Standard">NodeContainer p2pNodes; </text:p>
      <text:p text:style-name="Standard"/>
      <text:p text:style-name="Standard">p2pNodes.Add (net.Get (4)); </text:p>
      <text:p text:style-name="Standard"/>
      <text:p text:style-name="Standard">p2pNodes.Create (1); </text:p>
      <text:p text:style-name="Standard"/>
      <text:p text:style-name="Standard">PointToPointHelper pointToPoint; </text:p>
      <text:p text:style-name="Standard"/>
      <text:p text:style-name="Standard">pointToPoint.SetDeviceAttribute ("DataRate", StringValue ("5Mbps")); </text:p>
      <text:p text:style-name="Standard"/>
      <text:p text:style-name="Standard">pointToPoint.SetChannelAttribute ("Delay", StringValue ("2ms")); </text:p>
      <text:p text:style-name="Standard"/>
      <text:p text:style-name="Standard">NetDeviceContainer p2pDevices; </text:p>
      <text:p text:style-name="Standard"><text:soft-page-break/></text:p>
      <text:p text:style-name="Standard">p2pDevices = pointToPoint.Install (p2pNodes); </text:p>
      <text:p text:style-name="Standard"/>
      <text:p text:style-name="Standard">InternetStackHelper tcpip; </text:p>
      <text:p text:style-name="Standard"/>
      <text:p text:style-name="Standard">tcpip.Install (nodes); </text:p>
      <text:p text:style-name="Standard"/>
      <text:p text:style-name="Standard">tcpip.Install (router); </text:p>
      <text:p text:style-name="Standard"/>
      <text:p text:style-name="Standard">tcpip.Install (p2pNodes.Get (1)); </text:p>
      <text:p text:style-name="Standard"/>
      <text:p text:style-name="Standard">Ipv4AddressHelper address; </text:p>
      <text:p text:style-name="Standard"/>
      <text:p text:style-name="Standard">address.SetBase ("172.30.1.0", "255.255.255.0"); </text:p>
      <text:p text:style-name="Standard"/>
      <text:p text:style-name="Standard">Ipv4InterfaceContainer p2pInterfaces; </text:p>
      <text:p text:style-name="Standard"/>
      <text:p text:style-name="Standard">p2pInterfaces = address.Assign (p2pDevices); </text:p>
      <text:p text:style-name="Standard"/>
      <text:p text:style-name="Standard">// manually add a routing entry because we don't want to add a dynamic routing </text:p>
      <text:p text:style-name="Standard"/>
      <text:p text:style-name="Standard">Ipv4StaticRoutingHelper ipv4RoutingHelper; </text:p>
      <text:p text:style-name="Standard"/>
      <text:p text:style-name="Standard">Ptr&lt;Ipv4&gt; ipv4Ptr = p2pNodes.Get (1)-&gt;GetObject&lt;Ipv4&gt; (); </text:p>
      <text:p text:style-name="Standard"/>
      <text:p text:style-name="Standard">Ptr&lt;Ipv4StaticRouting&gt; staticRoutingA = ipv4RoutingHelper.GetStaticRouting (ipv4Ptr); </text:p>
      <text:p text:style-name="Standard"/>
      <text:p text:style-name="Standard">staticRoutingA-&gt;AddNetworkRouteTo (Ipv4Address ("172.30.0.0"), Ipv4Mask ("/24"), Ipv4Address ("172.30.1.1"), 1); </text:p>
      <text:p text:style-name="Standard"/>
      <text:p text:style-name="Standard">NS_LOG_INFO ("Setup the IP addresses and create DHCP applications."); </text:p>
      <text:p text:style-name="Standard"/>
      <text:p text:style-name="Standard">DhcpHelper dhcpHelper; </text:p>
      <text:p text:style-name="Standard"/>
      <text:p text:style-name="Standard">// The router must have a fixed IP. </text:p>
      <text:p text:style-name="Standard"/>
      <text:p text:style-name="Standard">Ipv4InterfaceContainer fixedNodes = dhcpHelper.InstallFixedAddress (devNet.Get (4), Ipv4Address ("172.30.0.17"), Ipv4Mask ("/24")); </text:p>
      <text:p text:style-name="Standard"/>
      <text:p text:style-name="Standard">// Not really necessary, IP forwarding is enabled by default in IPv4. fixedNodes.Get (0).first-&gt;SetAttribute ("IpForward", BooleanValue (true)); </text:p>
      <text:p text:style-name="Standard"/>
      <text:p text:style-name="Standard">// DHCP server </text:p>
      <text:p text:style-name="Standard"/>
      <text:p text:style-name="Standard">ApplicationContainer dhcpServerApp = dhcpHelper.InstallDhcpServer (devNet.Get (3), Ipv4Address ("172.30.0.12"), Ipv4Address ("172.30.0.0"), Ipv4Mask ("/24"), Ipv4Address ("172.30.0.10"), Ipv4Address </text:p>
      <text:p text:style-name="Standard"/>
      <text:p text:style-name="Standard">("172.30.0.15"), Ipv4Address ("172.30.0.17")); </text:p>
      <text:p text:style-name="Standard"/>
      <text:p text:style-name="Standard">// This is just to show how it can be done. DynamicCast&lt;DhcpServer&gt; (dhcpServerApp.Get (0))-&gt;AddStaticDhcpEntry (devNet.Get (2)- &gt;GetAddress (), Ipv4Address ("172.30.0.14")); </text:p>
      <text:p text:style-name="Standard"><text:soft-page-break/></text:p>
      <text:p text:style-name="Standard">dhcpServerApp.Start (Seconds (0.0)); </text:p>
      <text:p text:style-name="Standard"/>
      <text:p text:style-name="Standard">dhcpServerApp.Stop (stopTime); </text:p>
      <text:p text:style-name="Standard"/>
      <text:p text:style-name="Standard">// DHCP clients </text:p>
      <text:p text:style-name="Standard"/>
      <text:p text:style-name="Standard">NetDeviceContainer dhcpClientNetDevs; </text:p>
      <text:p text:style-name="Standard"/>
      <text:p text:style-name="Standard">dhcpClientNetDevs.Add (devNet.Get (0)); </text:p>
      <text:p text:style-name="Standard"/>
      <text:p text:style-name="Standard">dhcpClientNetDevs.Add (devNet.Get (1)); </text:p>
      <text:p text:style-name="Standard"/>
      <text:p text:style-name="Standard">dhcpClientNetDevs.Add (devNet.Get (2)); </text:p>
      <text:p text:style-name="Standard"/>
      <text:p text:style-name="Standard">ApplicationContainer dhcpClients = dhcpHelper.InstallDhcpClient (dhcpClientNetDevs); </text:p>
      <text:p text:style-name="Standard"/>
      <text:p text:style-name="Standard">dhcpClients.Start (Seconds (1.0)); </text:p>
      <text:p text:style-name="Standard"/>
      <text:p text:style-name="Standard">dhcpClients.Stop (stopTime); </text:p>
      <text:p text:style-name="Standard"/>
      <text:p text:style-name="Standard">UdpEchoServerHelper echoServer (9); </text:p>
      <text:p text:style-name="Standard"/>
      <text:p text:style-name="Standard">ApplicationContainer serverApps = echoServer.Install (p2pNodes.Get (1)); </text:p>
      <text:p text:style-name="Standard"/>
      <text:p text:style-name="Standard">serverApps.Start (Seconds (0.0)); </text:p>
      <text:p text:style-name="Standard"/>
      <text:p text:style-name="Standard">serverApps.Stop (stopTime); </text:p>
      <text:p text:style-name="Standard"/>
      <text:p text:style-name="Standard">UdpEchoClientHelper echoClient (p2pInterfaces.GetAddress (1), 9); </text:p>
      <text:p text:style-name="Standard"/>
      <text:p text:style-name="Standard">echoClient.SetAttribute ("MaxPackets", UintegerValue (100)); </text:p>
      <text:p text:style-name="Standard"/>
      <text:p text:style-name="Standard">echoClient.SetAttribute ("Interval", TimeValue (Seconds (1.0))); </text:p>
      <text:p text:style-name="Standard"/>
      <text:p text:style-name="Standard">echoClient.SetAttribute ("PacketSize", UintegerValue (1024)); </text:p>
      <text:p text:style-name="Standard"/>
      <text:p text:style-name="Standard">ApplicationContainer clientApps = echoClient.Install (nodes.Get (1)); </text:p>
      <text:p text:style-name="Standard"/>
      <text:p text:style-name="Standard">clientApps.Start (Seconds (10.0)); </text:p>
      <text:p text:style-name="Standard"/>
      <text:p text:style-name="Standard">clientApps.Stop (stopTime); </text:p>
      <text:p text:style-name="Standard"/>
      <text:p text:style-name="P1">MobilityHelper mobility;</text:p>
      <text:p text:style-name="P1">mobility.SetMobilityModel("ns3::ConstantPositionMobilityModel");</text:p>
      <text:p text:style-name="P1">mobility.Install(nodes);</text:p>
      <text:p text:style-name="P1">AnimationInterface anim("dhcp.xml");</text:p>
      <text:p text:style-name="P1">AnimationInterface::SetConstantPosition(nodes.Get(0),10,25);</text:p>
      <text:p text:style-name="P1">AnimationInterface::SetConstantPosition(nodes.Get(1),40,25);</text:p>
      <text:p text:style-name="P1"/>
      <text:p text:style-name="P1">anim.EnablePacketMetadata(true);</text:p>
      <text:p text:style-name="P1">pointToPoint.EnablePcapAll("dhcp");</text:p>
      <text:p text:style-name="Standard"><text:soft-page-break/></text:p>
      <text:p text:style-name="Standard">Simulator::Stop (stopTime + Seconds (10.0)); </text:p>
      <text:p text:style-name="Standard"/>
      <text:p text:style-name="Standard">if (tracing) </text:p>
      <text:p text:style-name="Standard"/>
      <text:p text:style-name="Standard">{ </text:p>
      <text:p text:style-name="Standard"/>
      <text:p text:style-name="Standard">csma.EnablePcapAll ("dhcp-csma"); </text:p>
      <text:p text:style-name="Standard"/>
      <text:p text:style-name="Standard">pointToPoint.EnablePcapAll ("dhcp-p2p"); </text:p>
      <text:p text:style-name="Standard"/>
      <text:p text:style-name="Standard">} </text:p>
      <text:p text:style-name="Standard"/>
      <text:p text:style-name="Standard">NS_LOG_INFO ("Run Simulation."); </text:p>
      <text:p text:style-name="Standard"/>
      <text:p text:style-name="Standard">Simulator::Run (); </text:p>
      <text:p text:style-name="Standard"/>
      <text:p text:style-name="Standard">Simulator::Destroy (); </text:p>
      <text:p text:style-name="Standard"/>
      <text:p text:style-name="Standard">NS_LOG_INFO ("Done."); </text:p>
      <text:p text:style-name="Standard"/>
      <text:p text:style-name="Standard">}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2:10:49.953179021</meta:creation-date>
    <dc:date>2023-06-20T12:14:24.659383307</dc:date>
    <meta:editing-duration>PT3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139" meta:word-count="737" meta:character-count="6560" meta:non-whitespace-character-count="5831"/>
  </office:meta>
</office:document-meta>
</file>